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1dc" officeooo:paragraph-rsid="000c21dc"/>
    </style:style>
    <style:style style:name="P2" style:family="paragraph" style:parent-style-name="Standard">
      <style:text-properties officeooo:rsid="000c21dc" officeooo:paragraph-rsid="000dd4b1"/>
    </style:style>
    <style:style style:name="P3" style:family="paragraph" style:parent-style-name="Standard">
      <style:text-properties officeooo:paragraph-rsid="000dd4b1"/>
    </style:style>
    <style:style style:name="P4" style:family="paragraph" style:parent-style-name="Standard">
      <style:text-properties style:text-position="0% 100%" officeooo:rsid="000c21dc" officeooo:paragraph-rsid="000c21dc"/>
    </style:style>
    <style:style style:name="P5" style:family="paragraph" style:parent-style-name="Standard">
      <style:text-properties style:text-position="0% 100%" officeooo:rsid="000c21dc" officeooo:paragraph-rsid="000dd4b1"/>
    </style:style>
    <style:style style:name="T1" style:family="text">
      <style:text-properties style:text-position="super 58%" officeooo:rsid="000c3751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c3751"/>
    </style:style>
    <style:style style:name="T4" style:family="text">
      <style:text-properties style:text-position="0% 100%" officeooo:rsid="000dd4b1"/>
    </style:style>
    <style:style style:name="T5" style:family="text">
      <style:text-properties style:text-position="0% 100%" officeooo:rsid="000c21dc"/>
    </style:style>
    <style:style style:name="T6" style:family="text">
      <style:text-properties style:text-position="0% 100%" officeooo:rsid="000e8d24"/>
    </style:style>
    <style:style style:name="T7" style:family="text">
      <style:text-properties style:text-position="0% 100%" officeooo:rsid="0010389b"/>
    </style:style>
    <style:style style:name="T8" style:family="text">
      <style:text-properties style:text-position="0% 100%" officeooo:rsid="0012d7de"/>
    </style:style>
    <style:style style:name="T9" style:family="text">
      <style:text-properties fo:color="#ce181e" style:text-position="0% 100%" fo:font-weight="bold" officeooo:rsid="000c21dc" style:font-weight-asian="bold" style:font-weight-complex="bold"/>
    </style:style>
    <style:style style:name="T10" style:family="text">
      <style:text-properties officeooo:rsid="000c37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S:</text:p>
      <text:p text:style-name="P1"/>
      <text:p text:style-name="P2">1 – <text:span text:style-name="T10">Nov 3</text:span><text:span text:style-name="T1">rd</text:span><text:span text:style-name="T10"> 2018</text:span></text:p>
      <text:p text:style-name="P3"><text:span text:style-name="T5"><text:tab/>– <text:s/>I had one set of images (‘setup1.PNG’, ‘setup2.PNG’ etc). Then I changed to different images (roses.jpg etc.) When I changed all the locations of ‘setup1.PNG’, <text:s/>and tried to work normally I encountered an error. Error: </text:span><text:span text:style-name="T9">ActionView:: Template::Error asset not found in pipeline</text:span><text:span text:style-name="T5"> this error occurred because the database itself</text:span><text:span text:style-name="T8">(i,e an entry already in the database)</text:span><text:span text:style-name="T5"> was looking for ‘setup1.PNG’. Fixed it by: delete then product entry that required ‘setup1.PNG’.</text:span></text:p>
      <text:p text:style-name="P4"/>
      <text:p text:style-name="P2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2"><text:span text:style-name="T3"><text:tab/></text:span><text:span text:style-name="T2">– </text:span><text:span text:style-name="T6">Added bootstrap but when it comes to the buttons, The text isn’t white, its gray. And when buttons are hovered, its highlighted black with white text. </text:span><text:span text:style-name="T7">Plus why is ‘edit’ solid black on some but not all?</text:span></text:p>
      <text:p text:style-name="P5"/>
      <text:p text:style-name="P2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2"><text:span text:style-name="T3"><text:tab/></text:span><text:span text:style-name="T2">– </text:span></text:p>
      <text:p text:style-name="P5"/>
      <text:p text:style-name="P2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2"><text:span text:style-name="T3"><text:tab/></text:span><text:span text:style-name="T2">– </text:span></text:p>
      <text:p text:style-name="P5"/>
      <text:p text:style-name="P2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2"><text:span text:style-name="T3"><text:tab/></text:span><text:span text:style-name="T2">– </text:span></text:p>
      <text:p text:style-name="P5"/>
      <text:p text:style-name="P2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2"><text:span text:style-name="T3"><text:tab/></text:span><text:span text:style-name="T2">– </text:span></text:p>
      <text:p text:style-name="P5"/>
      <text:p text:style-name="P2"><text:span text:style-name="T4">2</text:span><text:span text:style-name="T2"> – </text:span><text:span text:style-name="T3">Nov 3</text:span><text:span text:style-name="T1">rd</text:span><text:span text:style-name="T3"> 2018</text:span></text:p>
      <text:p text:style-name="P2"><text:span text:style-name="T3"><text:tab/></text:span><text:span text:style-name="T2">–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37:05.265698650</meta:creation-date>
    <dc:date>2018-11-04T05:50:38.289262674</dc:date>
    <meta:editing-duration>PT13M41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135" meta:character-count="801" meta:non-whitespace-character-count="653"/>
  </office:meta>
</office:document-meta>
</file>